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Double_20_Dash" svg:stroke-width="0.05cm" svg:stroke-color="#000000" draw:marker-start-width="0.29cm" draw:marker-end="Linienspitzen_20_2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objectwithoutfill">
      <style:graphic-properties svg:stroke-width="0.03cm" svg:stroke-color="#000000" draw:marker-start-width="0.25cm" draw:marker-end="Linienspitzen_20_4" draw:marker-end-width="0.1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horizontal-align="justify" draw:textarea-vertical-align="middle" draw:auto-grow-height="false" fo:min-height="3.62cm" fo:min-width="5.77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4.304cm" svg:y1="6cm" svg:x2="4.304cm" svg:y2="4.8cm">
            <text:p/>
          </draw:line>
          <draw:line draw:style-name="gr2" draw:text-style-name="P1" draw:layer="layout" svg:x1="3.303cm" svg:y1="5.4cm" svg:x2="4.303cm" svg:y2="5.4cm">
            <text:p/>
          </draw:line>
          <draw:custom-shape draw:style-name="gr3" draw:text-style-name="P2" draw:layer="layout" svg:width="0.2cm" svg:height="0.2cm" svg:x="3.151cm" svg:y="5.3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95cm" svg:y1="4.4cm" svg:x2="4.95cm" svg:y2="0.9cm">
            <text:p/>
          </draw:line>
          <draw:line draw:style-name="gr4" draw:text-style-name="P1" draw:layer="layout" svg:x1="4.344cm" svg:y1="5.009cm" svg:x2="4.963cm" svg:y2="4.39cm">
            <text:p/>
          </draw:line>
          <draw:line draw:style-name="gr4" draw:text-style-name="P1" draw:layer="layout" svg:x1="4.95cm" svg:y1="6.41cm" svg:x2="4.95cm" svg:y2="8.61cm">
            <text:p/>
          </draw:line>
          <draw:line draw:style-name="gr5" draw:text-style-name="P1" draw:layer="layout" svg:x1="4.344cm" svg:y1="5.8cm" svg:x2="4.963cm" svg:y2="6.419cm">
            <text:p/>
          </draw:line>
          <draw:frame draw:style-name="gr6" draw:text-style-name="P3" draw:layer="layout" svg:width="0.749cm" svg:height="0.725cm" svg:x="4.801cm" svg:y="6.363cm">
            <draw:text-box>
              <text:p><text:span text:style-name="T1">E</text:span></text:p>
            </draw:text-box>
          </draw:frame>
          <draw:frame draw:style-name="gr6" draw:text-style-name="P3" draw:layer="layout" svg:width="0.749cm" svg:height="0.725cm" svg:x="4.801cm" svg:y="3.763cm">
            <draw:text-box>
              <text:p><text:span text:style-name="T1">C</text:span></text:p>
            </draw:text-box>
          </draw:frame>
          <draw:frame draw:style-name="gr6" draw:text-style-name="P3" draw:layer="layout" svg:width="0.7cm" svg:height="0.725cm" svg:x="2.85cm" svg:y="4.7cm">
            <draw:text-box>
              <text:p><text:span text:style-name="T1">B</text:span></text:p>
            </draw:text-box>
          </draw:frame>
          <draw:line draw:style-name="gr4" draw:text-style-name="P1" draw:layer="layout" svg:x1="6.64cm" svg:y1="0.91cm" svg:x2="4.94cm" svg:y2="0.91cm">
            <text:p/>
          </draw:line>
          <draw:custom-shape draw:style-name="gr3" draw:text-style-name="P2" draw:layer="layout" svg:width="0.2cm" svg:height="0.2cm" svg:x="6.551cm" svg:y="0.81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U_{\mathrm{BE}}$§svg§600§TRUE§</svg:desc>
            <draw:g>
              <draw:path draw:style-name="gr7" draw:text-style-name="P4" draw:layer="layout" svg:width="0.29cm" svg:height="0.294cm" svg:x="3.926cm" svg:y="6.241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  <text:p/>
              </draw:path>
              <draw:path draw:style-name="gr7" draw:text-style-name="P4" draw:layer="layout" svg:width="0.195cm" svg:height="0.2cm" svg:x="4.203cm" svg:y="6.389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  <text:p/>
              </draw:path>
              <draw:path draw:style-name="gr7" draw:text-style-name="P4" draw:layer="layout" svg:width="0.197cm" svg:height="0.199cm" svg:x="4.436cm" svg:y="6.39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  <text:p/>
              </draw:path>
            </draw:g>
          </draw:g>
          <draw:g>
            <svg:title>TexMaths</svg:title>
            <svg:desc>12§latex§$U_{\mathrm{A}}$§svg§600§TRUE§</svg:desc>
            <draw:g>
              <draw:path draw:style-name="gr7" draw:text-style-name="P4" draw:layer="layout" svg:width="0.29cm" svg:height="0.294cm" svg:x="7.429cm" svg:y="4.244cm" svg:viewBox="0 0 291 295" svg:d="M238 44c5-17 12-30 46-31 2 0 7 0 7-8-2-2 0-5-6-5-13 0-28 1-42 1s-30-1-44-1c-3 0-7 0-7 8 0 5 3 5 7 5 24 0 28 10 28 18 0 1-1 8-1 10-13 49-25 99-38 149-14 56-62 92-104 92-29 0-52-18-52-54 0-1 0-14 5-33 14-54 27-109 41-163 3-14 5-19 36-19 10 0 13 0 13-8 0-5-4-5-5-5-12 0-43 1-54 1-13 0-42-1-55-1-2 0-7 0-7 8 0 5 4 5 11 5 1 0 9 0 17 1 7 0 10 2 10 6 0 3-5 21-7 30-3 13-5 25-8 37-5 17-24 96-27 103-2 12-2 19-2 25 0 50 38 80 83 80 52 0 104-48 118-103 12-49 25-98 37-148z">
                <text:p/>
              </draw:path>
              <draw:path draw:style-name="gr7" draw:text-style-name="P4" draw:layer="layout" svg:width="0.22cm" svg:height="0.208cm" svg:x="7.701cm" svg:y="4.384cm" svg:viewBox="0 0 221 209" svg:d="M118 7c-1-5-2-7-8-7-5 0-6 2-7 7-23 57-46 114-68 171-4 7-9 20-35 20 0 4 0 8 0 11 10-1 20-1 30-1 12 0 33 1 36 1 0-3 0-7 0-11-13 0-22-6-22-14 0-2 0-2 1-6 5-12 10-24 15-36 28 0 56 0 84 0 5 15 11 29 16 43 2 2 2 4 2 5 0 8-16 8-24 8 0 4 0 8 0 11 15-1 33-1 44-1 14 0 36 1 39 1 0-3 0-7 0-11-2 0-4 0-6 0-20 0-21-2-25-10-24-60-48-121-72-181zM102 37c12 32 24 63 37 95-25 0-50 0-74 0 12-32 24-63 37-95z">
                <text:p/>
              </draw:path>
            </draw:g>
          </draw:g>
          <draw:g>
            <svg:title>TexMaths</svg:title>
            <svg:desc>12§latex§$R_{\mathrm{C}}$§svg§600§TRUE§</svg:desc>
            <draw:g>
              <draw:path draw:style-name="gr7" draw:text-style-name="P4" draw:layer="layout" svg:width="0.299cm" svg:height="0.294cm" svg:x="5.329cm" svg:y="1.9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  <text:p/>
              </draw:path>
              <draw:path draw:style-name="gr7" draw:text-style-name="P4" draw:layer="layout" svg:width="0.198cm" svg:height="0.211cm" svg:x="5.65cm" svg:y="2.0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  <text:p/>
              </draw:path>
            </draw:g>
          </draw:g>
          <draw:g>
            <svg:title>TexMaths</svg:title>
            <svg:desc>12§latex§$I_{\mathrm{B}}$§svg§600§TRUE§</svg:desc>
            <draw:g>
              <draw:path draw:style-name="gr7" draw:text-style-name="P4" draw:layer="layout" svg:width="0.193cm" svg:height="0.285cm" svg:x="3.529cm" svg:y="5.5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  <text:p/>
              </draw:path>
              <draw:path draw:style-name="gr7" draw:text-style-name="P4" draw:layer="layout" svg:width="0.195cm" svg:height="0.2cm" svg:x="3.717cm" svg:y="5.6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  <text:p/>
              </draw:path>
            </draw:g>
          </draw:g>
          <draw:g>
            <svg:title>TexMaths</svg:title>
            <svg:desc>12§latex§$+$§svg§600§TRUE§</svg:desc>
            <draw:g>
              <draw:path draw:style-name="gr7" draw:text-style-name="P4" draw:layer="layout" svg:width="0.276cm" svg:height="0.277cm" svg:x="6.92cm" svg:y="0.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  <text:p/>
              </draw:path>
            </draw:g>
          </draw:g>
          <draw:g>
            <svg:title>TexMaths</svg:title>
            <svg:desc>12§latex§$+$§svg§600§TRUE§</svg:desc>
            <draw:g>
              <draw:path draw:style-name="gr7" draw:text-style-name="P4" draw:layer="layout" svg:width="0.276cm" svg:height="0.277cm" svg:x="2.729cm" svg:y="5.2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  <text:p/>
              </draw:path>
            </draw:g>
          </draw:g>
          <draw:line draw:style-name="gr8" draw:text-style-name="P1" draw:layer="layout" svg:x1="5.24cm" svg:y1="8.6cm" svg:x2="4.64cm" svg:y2="8.6cm">
            <text:p/>
          </draw:line>
          <draw:line draw:style-name="gr8" draw:text-style-name="P1" draw:layer="layout" svg:x1="5.14cm" svg:y1="8.7cm" svg:x2="4.74cm" svg:y2="8.7cm">
            <text:p/>
          </draw:line>
          <draw:line draw:style-name="gr8" draw:text-style-name="P1" draw:layer="layout" svg:x1="5.04cm" svg:y1="8.8cm" svg:x2="4.84cm" svg:y2="8.8cm">
            <text:p/>
          </draw:line>
          <draw:line draw:style-name="gr4" draw:text-style-name="P1" draw:layer="layout" svg:x1="6.628cm" svg:y1="4.41cm" svg:x2="4.928cm" svg:y2="4.41cm">
            <text:p/>
          </draw:line>
          <draw:custom-shape draw:style-name="gr3" draw:text-style-name="P2" draw:layer="layout" svg:width="0.2cm" svg:height="0.2cm" svg:x="6.539cm" svg:y="4.31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I_{\mathrm{C}}$§svg§600§TRUE§</svg:desc>
            <draw:g>
              <draw:path draw:style-name="gr7" draw:text-style-name="P4" draw:layer="layout" svg:width="0.193cm" svg:height="0.285cm" svg:x="4.317cm" svg:y="3.4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  <text:p/>
              </draw:path>
              <draw:path draw:style-name="gr7" draw:text-style-name="P4" draw:layer="layout" svg:width="0.198cm" svg:height="0.211cm" svg:x="4.507cm" svg:y="3.5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  <text:p/>
              </draw:path>
            </draw:g>
          </draw:g>
          <draw:g>
            <svg:title>TexMaths</svg:title>
            <svg:desc>12§latex§$+$§svg§600§TRUE§</svg:desc>
            <draw:g>
              <draw:path draw:style-name="gr7" draw:text-style-name="P4" draw:layer="layout" svg:width="0.276cm" svg:height="0.277cm" svg:x="6.92cm" svg:y="4.2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  <text:p/>
              </draw:path>
            </draw:g>
          </draw:g>
          <draw:custom-shape draw:style-name="gr9" draw:text-style-name="P2" draw:layer="layout" svg:width="0.5cm" svg:height="1.2cm" svg:x="4.7cm" svg:y="1.5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399cm" svg:height="0.725cm" svg:x="7.101cm" svg:y="0.563cm">
            <draw:text-box>
              <text:p><text:span text:style-name="T1">VCC</text:span></text:p>
            </draw:text-box>
          </draw:frame>
          <draw:line draw:style-name="gr10" draw:text-style-name="P1" draw:layer="layout" svg:x1="3.446cm" svg:y1="5.246cm" svg:x2="4.154cm" svg:y2="5.246cm">
            <text:p/>
          </draw:line>
          <draw:line draw:style-name="gr10" draw:text-style-name="P1" draw:layer="layout" svg:x1="4.81cm" svg:y1="3.34cm" svg:x2="4.81cm" svg:y2="4.048cm">
            <text:p/>
          </draw:line>
          <draw:frame draw:style-name="gr11" draw:text-style-name="P5" draw:layer="layout" svg:width="2.45cm" svg:height="0.645cm" svg:x="1.55cm" svg:y="7.201cm">
            <draw:text-box>
              <text:p><text:span text:style-name="T2">Eingangstor</text:span></text:p>
            </draw:text-box>
          </draw:frame>
          <draw:frame draw:style-name="gr11" draw:text-style-name="P5" draw:layer="layout" svg:width="2.6cm" svg:height="0.645cm" svg:x="5.75cm" svg:y="6.402cm">
            <draw:text-box>
              <text:p><text:span text:style-name="T2">Ausgangstor</text:span></text:p>
            </draw:text-box>
          </draw:frame>
          <draw:path draw:style-name="gr12" draw:text-style-name="P1" draw:layer="layout" svg:width="1.819cm" svg:height="1.691cm" draw:transform="rotate (-0.0996583002888765) translate (2.6500413756582cm 6.6995862001523cm)" svg:viewBox="0 0 1820 1692" svg:d="M0 0c2761-24 1866 1070 672 1692">
            <text:p/>
          </draw:path>
          <draw:path draw:style-name="gr12" draw:text-style-name="P1" draw:layer="layout" svg:width="1.795cm" svg:height="2.953cm" draw:transform="rotate (0.0998328332140756) translate (5.73599413453786cm 5.5777933107847cm)" svg:viewBox="0 0 1796 2954" svg:d="M1796 0c-2761-25-1815 2332-621 2954">
            <text:p/>
          </draw:path>
          <draw:g>
            <svg:title>TexMaths</svg:title>
            <svg:desc>12§latex§$U_{\mathrm{B}}$§svg§600§TRUE§</svg:desc>
            <draw:g>
              <draw:path draw:style-name="gr7" draw:text-style-name="P4" draw:layer="layout" svg:width="0.29cm" svg:height="0.294cm" svg:x="2.027cm" svg:y="5.243cm" svg:viewBox="0 0 291 295" svg:d="M240 44c3-18 10-30 44-31 2 0 7 0 7-8-2-2 0-5-5-5-14 0-29 1-43 1s-30-1-43-1c-2 0-8 0-8 8 0 5 4 5 8 5 24 0 28 10 28 18 0 1 0 8-2 10-12 49-24 99-37 149-14 56-62 92-104 92-29 0-51-18-51-54 0-1 0-14 4-33 14-54 27-109 41-163 4-15 5-19 35-19 11 0 14 0 14-8 0-5-5-5-6-5-12 0-42 1-54 1s-42-1-54-1c-3 0-8 0-8 8 0 5 5 5 12 5 1 0 10 0 17 1 7 0 11 2 11 6 0 3-5 21-8 30-3 13-6 25-9 37-4 17-24 96-25 103-4 12-4 19-4 25 0 52 38 80 83 80 52 0 105-46 118-103 13-49 26-98 39-148z">
                <text:p/>
              </draw:path>
              <draw:path draw:style-name="gr7" draw:text-style-name="P4" draw:layer="layout" svg:width="0.195cm" svg:height="0.2cm" svg:x="2.304cm" svg:y="5.391cm" svg:viewBox="0 0 196 201" svg:d="M0 0c0 4 0 7 0 11 2 0 5 0 7 0 23 0 23 3 23 13 0 51 0 102 0 153 0 9 0 13-23 13-2 0-5 0-7 0 0 4 0 7 0 11 42 0 83 0 125 0 41 0 71-26 71-54 0-25-26-47-62-51 30-5 54-23 54-46 0-26-31-50-72-50-39 0-77 0-116 0zM56 92c0-23 0-46 0-69 0-10 0-12 15-12 14 0 28 0 43 0 29 0 44 21 44 39 0 22-19 42-54 42-16 0-32 0-48 0zM71 190c-15 0-15-2-15-11 0-26 0-52 0-79 21 0 42 0 63 0 31 0 47 25 47 47s-19 43-51 43c-15 0-30 0-44 0z">
                <text:p/>
              </draw:path>
            </draw:g>
          </draw:g>
          <draw:custom-shape draw:style-name="gr13" draw:text-style-name="P1" draw:layer="layout" svg:width="6.3cm" svg:height="3.9cm" svg:x="1.8cm" svg:y="3.1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7-15T14:15:51.965056978</dc:date>
    <meta:editing-duration>PT22H56M27S</meta:editing-duration>
    <meta:editing-cycles>60</meta:editing-cycles>
    <meta:generator>LibreOffice/7.3.7.2$Linux_X86_64 LibreOffice_project/30$Build-2</meta:generator>
    <meta:document-statistic meta:object-count="61"/>
  </office:meta>
</office:document-meta>
</file>